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e6656" officeooo:paragraph-rsid="001e6656"/>
    </style:style>
    <style:style style:name="P2" style:family="paragraph" style:parent-style-name="Standard">
      <style:paragraph-properties fo:margin-left="0.4925in" fo:margin-right="0in" fo:text-indent="0in" style:auto-text-indent="false"/>
      <style:text-properties officeooo:rsid="001e6656" officeooo:paragraph-rsid="001e6656"/>
    </style:style>
    <style:style style:name="P3" style:family="paragraph" style:parent-style-name="Standard">
      <style:paragraph-properties fo:margin-left="0.4925in" fo:margin-right="0in" fo:text-indent="0in" style:auto-text-indent="false"/>
      <style:text-properties officeooo:rsid="001ef888" officeooo:paragraph-rsid="001ef888"/>
    </style:style>
    <style:style style:name="P4" style:family="paragraph" style:parent-style-name="Standard">
      <style:paragraph-properties fo:margin-left="0in" fo:margin-right="0in" fo:text-indent="0in" style:auto-text-indent="false"/>
      <style:text-properties officeooo:rsid="00290677" officeooo:paragraph-rsid="00290677"/>
    </style:style>
    <style:style style:name="P5" style:family="paragraph" style:parent-style-name="Standard">
      <style:paragraph-properties fo:margin-left="0in" fo:margin-right="0in" fo:text-indent="0in" style:auto-text-indent="false"/>
      <style:text-properties officeooo:rsid="00297e26" officeooo:paragraph-rsid="00297e26"/>
    </style:style>
    <style:style style:name="P6" style:family="paragraph" style:parent-style-name="Standard">
      <style:paragraph-properties fo:margin-left="0.9846in" fo:margin-right="0in" fo:text-indent="0in" style:auto-text-indent="false"/>
      <style:text-properties officeooo:rsid="001e6656" officeooo:paragraph-rsid="001e6656"/>
    </style:style>
    <style:style style:name="P7" style:family="paragraph" style:parent-style-name="Standard">
      <style:paragraph-properties fo:margin-left="0.9846in" fo:margin-right="0in" fo:text-indent="0in" style:auto-text-indent="false"/>
      <style:text-properties officeooo:rsid="001ef888" officeooo:paragraph-rsid="001ef888"/>
    </style:style>
    <style:style style:name="P8" style:family="paragraph" style:parent-style-name="Standard">
      <style:paragraph-properties fo:margin-left="1.4772in" fo:margin-right="0in" fo:text-indent="0in" style:auto-text-indent="false"/>
      <style:text-properties officeooo:rsid="001e6656" officeooo:paragraph-rsid="001e6656"/>
    </style:style>
    <style:style style:name="P9" style:family="paragraph" style:parent-style-name="Standard">
      <style:paragraph-properties fo:margin-left="0in" fo:margin-right="0in" fo:text-indent="0in" style:auto-text-indent="false"/>
      <style:text-properties officeooo:rsid="001ef888" officeooo:paragraph-rsid="001ef888"/>
    </style:style>
    <style:style style:name="P10" style:family="paragraph" style:parent-style-name="Standard">
      <style:paragraph-properties fo:margin-left="0in" fo:margin-right="0in" fo:text-indent="0in" style:auto-text-indent="false"/>
      <style:text-properties officeooo:rsid="00245cb6" officeooo:paragraph-rsid="00245cb6"/>
    </style:style>
    <style:style style:name="P11" style:family="paragraph" style:parent-style-name="Standard">
      <style:paragraph-properties fo:margin-left="0in" fo:margin-right="0in" fo:text-indent="0in" style:auto-text-indent="false"/>
      <style:text-properties officeooo:rsid="0025e556" officeooo:paragraph-rsid="0025e556"/>
    </style:style>
    <style:style style:name="P12" style:family="paragraph" style:parent-style-name="Standard">
      <style:paragraph-properties fo:margin-left="0.4925in" fo:margin-right="0in" fo:text-indent="0in" style:auto-text-indent="false"/>
      <style:text-properties officeooo:rsid="001f5221" officeooo:paragraph-rsid="001f5221"/>
    </style:style>
    <style:style style:name="P13" style:family="paragraph" style:parent-style-name="Standard">
      <style:paragraph-properties fo:margin-left="0.4925in" fo:margin-right="0in" fo:text-indent="0in" style:auto-text-indent="false"/>
      <style:text-properties officeooo:rsid="0020cdc5" officeooo:paragraph-rsid="0020cdc5"/>
    </style:style>
    <style:style style:name="P14" style:family="paragraph" style:parent-style-name="Standard">
      <style:paragraph-properties fo:margin-left="0.4925in" fo:margin-right="0in" fo:text-indent="0in" style:auto-text-indent="false"/>
      <style:text-properties officeooo:rsid="0022bbb1" officeooo:paragraph-rsid="0022bbb1"/>
    </style:style>
    <style:style style:name="P15" style:family="paragraph" style:parent-style-name="Standard">
      <style:paragraph-properties fo:margin-left="0.4925in" fo:margin-right="0in" fo:text-indent="0in" style:auto-text-indent="false"/>
      <style:text-properties officeooo:rsid="00245cb6" officeooo:paragraph-rsid="00245cb6"/>
    </style:style>
    <style:style style:name="P16" style:family="paragraph" style:parent-style-name="Standard">
      <style:paragraph-properties fo:margin-left="0.4925in" fo:margin-right="0in" fo:text-indent="0in" style:auto-text-indent="false"/>
      <style:text-properties officeooo:rsid="0025e556" officeooo:paragraph-rsid="0025e556"/>
    </style:style>
    <style:style style:name="P17" style:family="paragraph" style:parent-style-name="Standard">
      <style:paragraph-properties fo:margin-left="0.9846in" fo:margin-right="0in" fo:text-indent="0in" style:auto-text-indent="false"/>
      <style:text-properties officeooo:rsid="001f5221" officeooo:paragraph-rsid="001f5221"/>
    </style:style>
    <style:style style:name="P18" style:family="paragraph" style:parent-style-name="Standard">
      <style:paragraph-properties fo:margin-left="0.9846in" fo:margin-right="0in" fo:text-indent="0in" style:auto-text-indent="false"/>
      <style:text-properties officeooo:rsid="0020cdc5" officeooo:paragraph-rsid="0020cdc5"/>
    </style:style>
    <style:style style:name="P19" style:family="paragraph" style:parent-style-name="Standard">
      <style:paragraph-properties fo:margin-left="0.9846in" fo:margin-right="0in" fo:text-indent="0in" style:auto-text-indent="false"/>
      <style:text-properties officeooo:rsid="0022bbb1" officeooo:paragraph-rsid="0022bbb1"/>
    </style:style>
    <style:style style:name="P20" style:family="paragraph" style:parent-style-name="Standard">
      <style:paragraph-properties fo:margin-left="0.9846in" fo:margin-right="0in" fo:text-indent="0in" style:auto-text-indent="false"/>
      <style:text-properties officeooo:rsid="00245cb6" officeooo:paragraph-rsid="00245cb6"/>
    </style:style>
    <style:style style:name="P21" style:family="paragraph" style:parent-style-name="Standard">
      <style:paragraph-properties fo:margin-left="1.4772in" fo:margin-right="0in" fo:text-indent="0in" style:auto-text-indent="false"/>
      <style:text-properties officeooo:rsid="0020cdc5" officeooo:paragraph-rsid="0020cdc5"/>
    </style:style>
    <style:style style:name="P22" style:family="paragraph" style:parent-style-name="Standard">
      <style:paragraph-properties fo:margin-left="1.4772in" fo:margin-right="0in" fo:text-indent="0in" style:auto-text-indent="false"/>
      <style:text-properties officeooo:rsid="0022bbb1" officeooo:paragraph-rsid="0022bbb1"/>
    </style:style>
    <style:style style:name="P23" style:family="paragraph" style:parent-style-name="Standard">
      <style:paragraph-properties fo:margin-left="1.4772in" fo:margin-right="0in" fo:text-indent="0in" style:auto-text-indent="false"/>
      <style:text-properties officeooo:rsid="0023d18f" officeooo:paragraph-rsid="0023d18f"/>
    </style:style>
    <style:style style:name="P24" style:family="paragraph" style:parent-style-name="Standard">
      <style:paragraph-properties fo:margin-left="1.9693in" fo:margin-right="0in" fo:text-indent="0in" style:auto-text-indent="false"/>
      <style:text-properties officeooo:rsid="0023d18f" officeooo:paragraph-rsid="0023d18f"/>
    </style:style>
    <style:style style:name="T1" style:family="text">
      <style:text-properties officeooo:rsid="001f5221"/>
    </style:style>
    <style:style style:name="T2" style:family="text">
      <style:text-properties officeooo:rsid="0022bbb1"/>
    </style:style>
    <style:style style:name="T3" style:family="text">
      <style:text-properties officeooo:rsid="00297e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cupational Stress Process</text:p>
      <text:p text:style-name="P2">job Stressor: condition or situation at work that requires an adaptive response on the part of the employe</text:p>
      <text:p text:style-name="P2"/>
      <text:p text:style-name="P2">job strain: negative reaction by an employee to a stressor. <text:s/>Three categories</text:p>
      <text:p text:style-name="P6">Psychological:</text:p>
      <text:p text:style-name="P8">emotional responses like anxiety and frustration</text:p>
      <text:p text:style-name="P8"/>
      <text:p text:style-name="P6">physical reactions:</text:p>
      <text:p text:style-name="P8">headaches and stomach distress or cancer</text:p>
      <text:p text:style-name="P8"/>
      <text:p text:style-name="P6">Behavioral reactions:</text:p>
      <text:p text:style-name="P8">substance use, accidents or counterproductive work behavior</text:p>
      <text:p text:style-name="P8"/>
      <text:p text:style-name="P2"/>
      <text:p text:style-name="P3">OSP suggests that Job stressors lead to job strains</text:p>
      <text:p text:style-name="P3"/>
      <text:p text:style-name="P3">One person’s job stressor is not anothers.</text:p>
      <text:p text:style-name="P3"/>
      <text:p text:style-name="P3">Steps of Job Strains</text:p>
      <text:p text:style-name="P7">objective stressor → perception → appraisal as a stressor → short term strain → long term strain</text:p>
      <text:p text:style-name="P7"/>
      <text:p text:style-name="P9">Job Stressors</text:p>
      <text:p text:style-name="P12">role ambiguity: extent to which employees are uncertain about what their job functions and responsibilities are</text:p>
      <text:p text:style-name="P12"/>
      <text:p text:style-name="P12">role confilict: when people experience incompatible demands at work or nonwork. <text:s/></text:p>
      <text:p text:style-name="P17">Intrarole Conflict: Arises from multiple demands at the same job.</text:p>
      <text:p text:style-name="P17"/>
      <text:p text:style-name="P17">Extrarole conflict: occurs between demands from work and non work. <text:s/>Often happens when an employee has children and the children demand time (such as when their sick)</text:p>
      <text:p text:style-name="P17"/>
      <text:p text:style-name="P12"/>
      <text:p text:style-name="P13">workload:</text:p>
      <text:p text:style-name="P18">two types</text:p>
      <text:p text:style-name="P21">quantitative: the amount of the work the person has</text:p>
      <text:p text:style-name="P21">qualititative: the difficulty of the work is to high <text:span text:style-name="T2">relative to the person’s capabilities</text:span></text:p>
      <text:p text:style-name="P21"/>
      <text:p text:style-name="P19">workplace telepressure: the idea that one needs to continuall check and respond to work email and messages when they are not working</text:p>
      <text:p text:style-name="P19"/>
      <text:p text:style-name="P14">Illegitimate Tasks:</text:p>
      <text:p text:style-name="P19">when someone is asked to do something they deem inapropriate, like asking a programmer to clean the bathrooms</text:p>
      <text:p text:style-name="P19"/>
      <text:p text:style-name="P19"><text:soft-page-break/>two types</text:p>
      <text:p text:style-name="P22">unreasonable tasks: important but should be done by someone else</text:p>
      <text:p text:style-name="P22">unnecessary tasks: don’t need to be done at all</text:p>
      <text:p text:style-name="P22"/>
      <text:p text:style-name="P14">Social Stressors:</text:p>
      <text:p text:style-name="P19">stressful incidents involving other people</text:p>
      <text:p text:style-name="P19"/>
      <text:p text:style-name="P19">can be bi directional or unidirectional (bullying basically)</text:p>
      <text:p text:style-name="P19"/>
      <text:p text:style-name="P19">incivility: low intensity verbal acts of rudeness and insensitivity that aren’t always clearly intended to harm someone</text:p>
      <text:p text:style-name="P19"/>
      <text:p text:style-name="P19">extreme forms of mistreatment:</text:p>
      <text:p text:style-name="P23">bullying: repeated pattern of abusive behavior directed toward someone over time</text:p>
      <text:p text:style-name="P23"/>
      <text:p text:style-name="P24">called mobbing if its multiple people bullying one person</text:p>
      <text:p text:style-name="P24"/>
      <text:p text:style-name="P15">Organizational Politics:</text:p>
      <text:p text:style-name="P20">perception that coworkers and supervisors do a lot of self serving behavior where they put their own interests ahead of everyone else</text:p>
      <text:p text:style-name="P20"/>
      <text:p text:style-name="P15">Control:</text:p>
      <text:p text:style-name="P20">extent to which employees can make decisions about their own work.</text:p>
      <text:p text:style-name="P20"/>
      <text:p text:style-name="P20">High amounts of control generally result in little stress</text:p>
      <text:p text:style-name="P20"/>
      <text:p text:style-name="P10">Demand/Control Model</text:p>
      <text:p text:style-name="P16">the effects of job stressors are a complex interplay of demands and employee control</text:p>
      <text:p text:style-name="P16"/>
      <text:p text:style-name="P16">demands are stressors. <text:s/>Demands lead to strain only when there is insufficeitn control</text:p>
      <text:p text:style-name="P16"/>
      <text:p text:style-name="P16"/>
      <text:p text:style-name="P16"/>
      <text:p text:style-name="P11">Alcohol as a Coping Mechanism</text:p>
      <text:p text:style-name="P16"/>
      <text:p text:style-name="P16"/>
      <text:p text:style-name="P16"/>
      <text:p text:style-name="P11">What is occupational stress? What are some of the components of occupational stress? Give examples of occupational stress in your own life, whether in school or on-the-job.</text:p>
      <text:p text:style-name="P17"/>
      <text:p text:style-name="P2"/>
      <text:p text:style-name="P4">Occupational Stress is the combinarion of both Job Stressors and Job Strain. <text:s/>Job Stressors are conditions or situations at work that require an adaptive response on the part of the employee (Jax &amp; Beehr, 1991). <text:s/>Job Strain is the a negative reaction on the part of the employee to these stressors; Job Strain will not be the same for everyone, it depends on how an individual evaluates particular Sressors. <text:s/>An example of a Job Stressor would be a manager telling an employee that they need to finish a report by Friday, and an ecample of Job Strain would be that employee getting extremley anxious about losing <text:soft-page-break/>their job. <text:s/>Occupational Stress can lead to many negative behaviors on the part of the employee: counter productive work behavior, absense and using alcohol to cope are all examples of possible negative behaviors the employee could resort to.</text:p>
      <text:p text:style-name="P4"/>
      <text:p text:style-name="P4">There are multiple types of stressors. <text:s/><text:span text:style-name="T3">Many stressors stem from work assigned by a supervisor, but there are also stressors which have nothing to do with the actual work that an employee is to do. <text:s/>Organizational Politics and Social Stressors are examples of non work related stressors that can cause strain in an employee; having to try to play “the workplace game” to get things in the office or having to deal with the bully down the hall can result in negative feelings an behaviors in employees. <text:s/>Beyond this, being assigned to much work, work that is to hard, work that is not your job or needn’t be done are all stressors which can cause strain in an individual.</text:span></text:p>
      <text:p text:style-name="P4"/>
      <text:p text:style-name="P5">At work I have often experienced <text:span text:style-name="T1">role ambiguity </text:span>as a job stressor. <text:s/>As an intern, I am often assigned projects which have a lot of ambiguity. <text:s/>While this ambiguity can often be enjoyable, at times it is extremley stressful because I am not sure exactly what my manager wants. <text:s/>Though it is presented as very open ended, I know that my manager has something particular in mind. <text:s/>This has resulted in personal <text:s/>strain in the form of anxiety and counterproductive work behav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20:27:27.009068220</meta:creation-date>
    <dc:date>2019-04-07T21:25:09.619501424</dc:date>
    <meta:editing-duration>PT46M9S</meta:editing-duration>
    <meta:editing-cycles>10</meta:editing-cycles>
    <meta:generator>LibreOffice/6.2.2.2$Linux_X86_64 LibreOffice_project/20$Build-2</meta:generator>
    <meta:document-statistic meta:table-count="0" meta:image-count="0" meta:object-count="0" meta:page-count="3" meta:paragraph-count="48" meta:word-count="756" meta:character-count="4679" meta:non-whitespace-character-count="3954"/>
  </office:meta>
</office:document-meta>
</file>